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rdf+xml" manifest:full-path="Object 3/manifest.rdf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:1</text:p>
      <text:p text:style-name="P1">TIME COMPLEXITY ANALYSIS OF BUBBLE SORT</text:p>
      <text:p text:style-name="P4"/>
      <text:p text:style-name="P4">#include&lt;iostream&gt;</text:p>
      <text:p text:style-name="P4">#include&lt;ctime&gt;</text:p>
      <text:p text:style-name="P4">#include&lt;cstdlib&gt;</text:p>
      <text:p text:style-name="P4">using namespace std;</text:p>
      <text:p text:style-name="P4"/>
      <text:p text:style-name="P4">int main()</text:p>
      <text:p text:style-name="P4">{</text:p>
      <text:p text:style-name="P4"><text:s text:c="4"/>int m=1;</text:p>
      <text:p text:style-name="P4"><text:s text:c="4"/>while(m==1){</text:p>
      <text:p text:style-name="P4"/>
      <text:p text:style-name="P4"><text:s text:c="4"/>int n;</text:p>
      <text:p text:style-name="P4"><text:s text:c="4"/>cout&lt;&lt;"Enter the no of INPUTS : ";</text:p>
      <text:p text:style-name="P4"><text:s text:c="4"/>cin&gt;&gt;n;</text:p>
      <text:p text:style-name="P4"/>
      <text:p text:style-name="P4"><text:s text:c="4"/>int arr[n];</text:p>
      <text:p text:style-name="P4"/>
      <text:p text:style-name="P4"><text:s text:c="4"/>for(int i=0;i&lt;n;i++){</text:p>
      <text:p text:style-name="P4"><text:s text:c="8"/>arr[i]=rand();</text:p>
      <text:p text:style-name="P4"><text:s text:c="4"/>}</text:p>
      <text:p text:style-name="P4"/>
      <text:p text:style-name="P4"><text:s text:c="4"/>clock_t start_time=clock();</text:p>
      <text:p text:style-name="P4"/>
      <text:p text:style-name="P4"><text:s text:c="4"/>for(int i=0 ; i&lt;n-1 ; i++){</text:p>
      <text:p text:style-name="P4"><text:s text:c="8"/>for(int j=0 ; j&lt;n-i-1 ; j++){</text:p>
      <text:p text:style-name="P4"><text:tab/><text:tab/><text:tab/>if(arr[j]&gt;arr[j+1]){</text:p>
      <text:p text:style-name="P4"><text:tab/><text:tab/><text:tab/><text:tab/>int temp=arr[j+1];</text:p>
      <text:p text:style-name="P4"><text:tab/><text:tab/><text:tab/><text:tab/>arr[j+1]=arr[j];</text:p>
      <text:p text:style-name="P4"><text:tab/><text:tab/><text:tab/><text:tab/>arr[j]=temp;</text:p>
      <text:p text:style-name="P4"><text:tab/><text:tab/><text:tab/>}</text:p>
      <text:p text:style-name="P4"><text:tab/><text:tab/>}</text:p>
      <text:p text:style-name="P4"><text:s text:c="4"/>}</text:p>
      <text:p text:style-name="P4"/>
      <text:p text:style-name="P4"><text:s text:c="4"/>clock_t end_time=clock();</text:p>
      <text:p text:style-name="P4"/>
      <text:p text:style-name="P4"><text:s text:c="4"/>cout&lt;&lt;end_time-start_time&lt;&lt;"secs"&lt;&lt;endl;</text:p>
      <text:p text:style-name="P4"/>
      <text:p text:style-name="P4"><text:s text:c="4"/>cout&lt;&lt;"Press 0 TO EXIT else press 1 :";</text:p>
      <text:p text:style-name="P4"><text:s text:c="4"/>cin&gt;&gt;m;</text:p>
      <text:p text:style-name="P4"/>
      <text:p text:style-name="P4"><text:s text:c="4"/>}</text:p>
      <text:p text:style-name="P4"><text:s text:c="4"/>return 0;</text:p>
      <text:p text:style-name="P4">}</text:p>
      <text:p text:style-name="P2"/>
      <text:p text:style-name="P2"/>
      <text:p text:style-name="P2"/>
      <text:p text:style-name="P2"><text:soft-page-break/></text:p>
      <text:p text:style-name="P3">OUTPUT:</text:p>
      <text:p text:style-name="P2"><draw:frame draw:style-name="fr1" draw:name="Object3" text:anchor-type="paragraph" svg:x="0.3654in" svg:y="0.1291in" svg:width="1.7783in" svg:height="2.4972in" draw:z-index="1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1" text:anchor-type="paragraph" svg:x="0.3126in" svg:y="2.7764in" svg:width="6.3008in" svg:height="3.536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5">This graph is similar to standard mathematical function n^2. Hence the time complexity of bubble sort is O(n^2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6T10:09:33.91</meta:creation-date>
    <dc:date>2023-01-06T10:33:18.06</dc:date>
    <meta:editing-duration>PT23M41S</meta:editing-duration>
    <meta:editing-cycles>5</meta:editing-cycles>
    <meta:generator>OpenOffice/4.0.1$Win32 OpenOffice.org_project/401m5$Build-9714</meta:generator>
    <meta:document-statistic meta:table-count="0" meta:image-count="0" meta:object-count="2" meta:page-count="2" meta:paragraph-count="36" meta:word-count="93" meta:character-count="7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1cm" xlink:href="." xlink:type="simple" chart:class="chart:scatter" chart:style-name="ch1">
        <chart:title svg:x="3.909cm" svg:y="0.265cm" chart:style-name="ch2">
          <text:p>Time Complexity Analysis Of Bubble Sort</text:p>
        </chart:title>
        <chart:legend chart:legend-position="end" svg:x="13.74cm" svg:y="4.178cm" style:legend-expansion="high" chart:style-name="ch3"/>
        <chart:plot-area chart:style-name="ch4" chart:data-source-has-labels="both" svg:x="1.358cm" svg:y="1.631cm" svg:width="11.742cm" svg:height="6.163cm">
          <chartooo:coordinate-region svg:x="2.165cm" svg:y="1.844cm" svg:width="10.471cm" svg:height="5.277cm"/>
          <chart:axis chart:dimension="x" chart:name="primary-x" chart:style-name="ch5" chartooo:axis-type="auto">
            <chart:title svg:x="6.484cm" svg:y="7.974cm" chart:style-name="ch6">
              <text:p>input size</text:p>
            </chart:title>
            <chart:categories table:cell-range-address="local-table.$A$2:.$A$13"/>
          </chart:axis>
          <chart:axis chart:dimension="y" chart:name="primary-y" chart:style-name="ch5">
            <chart:title svg:x="0.451cm" svg:y="5.47cm" chart:style-name="ch7">
              <text:p>time (ms)</text:p>
            </chart:title>
            <chart:grid chart:style-name="ch8" chart:class="maj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297">
                <text:p>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3"/>
        <table:table-row table:style-name="ro1">
          <table:table-cell table:style-name="ce1" office:value-type="string">
            <text:p>input size</text:p>
          </table:table-cell>
          <table:table-cell table:style-name="ce1" office:value-type="string">
            <text:p>time(ms)</text:p>
          </table:table-cell>
        </table:table-row>
        <table:table-row table:style-name="ro2">
          <table:table-cell table:style-name="ce2" office:value-type="string">
            <text:p>n</text:p>
          </table:table-cell>
          <table:table-cell office:value-type="string">
            <text:p><text:span text:style-name="T1">n(t)</text:span> 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297">
            <text:p>297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6">01/06/2023</text:date>, <text:time>10:2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